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EF400000DD8268D6E5B.svm"/>
  <manifest:file-entry manifest:media-type="" manifest:full-path="Pictures/2000000700002EF400000A7F3025BF25.svm"/>
  <manifest:file-entry manifest:media-type="" manifest:full-path="Pictures/2000000700002EA80000137F27D105A2.svm"/>
  <manifest:file-entry manifest:media-type="" manifest:full-path="Pictures/200000070000315600000F0902EAE790.svm"/>
  <manifest:file-entry manifest:media-type="" manifest:full-path="Pictures/2000000700002EA8000008C99F37847A.svm"/>
  <manifest:file-entry manifest:media-type="" manifest:full-path="Pictures/2000000700002C4600000843682ABF2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left="1.27cm" fo:margin-right="0cm" fo:text-indent="-1.27cm" style:auto-text-indent="false" style:text-autospace="none">
        <style:tab-stops/>
      </style:paragraph-properties>
    </style:style>
    <style:style style:name="P3" style:family="paragraph" style:parent-style-name="Standard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eference-mark-start text:name="ZOTERO_ITEM {&quot;citationItems&quot;:[{&quot;uri&quot;:[&quot;http://zotero.org/users/29527/items/ZB64QF8T&quot;]}]} RNDKYETuPwbz2"/>(Haraway 1999)<text:reference-mark-end text:name="ZOTERO_ITEM {&quot;citationItems&quot;:[{&quot;uri&quot;:[&quot;http://zotero.org/users/29527/items/ZB64QF8T&quot;]}]} RNDKYETuPwbz2"/></text:p>
      <text:section text:style-name="Sect1" text:name="ZOTERO_BIBL  RNDKIowuNCM8T">
        <text:p text:style-name="P2">Haraway, Donna. 1999. “Situated Knowledges. The Science Question in Feminism and the Privilege of Partial Perspective.” Pp. 172-188 in <text:span text:style-name="T1">The science studies reader</text:span><text:span text:style-name="T2">, edited by Mario Biagioli. Routledge.</text:span></text:p>
      </text:section>
      <text:p text:style-name="Standard"><draw:frame draw:style-name="fr1" draw:name="graphics1" text:anchor-type="paragraph" svg:width="14.153cm" svg:height="2.409cm" draw:z-index="0"><draw:image xlink:href="Pictures/2000000700002C4600000843682ABF2C.svm" xlink:type="simple" xlink:show="embed" xlink:actuate="onLoad"/></draw:frame></text:p>
      <text:p text:style-name="P1">175</text:p>
      <text:p text:style-name="P1"><draw:frame draw:style-name="fr2" draw:name="graphics2" text:anchor-type="paragraph" svg:x="0.42cm" svg:y="0.443cm" svg:width="15.138cm" svg:height="4.463cm" draw:z-index="1"><draw:image xlink:href="Pictures/2000000700002EF400000DD8268D6E5B.svm" xlink:type="simple" xlink:show="embed" xlink:actuate="onLoad"/></draw:frame></text:p>
      <text:p text:style-name="P1"/>
      <text:p text:style-name="P1"/>
      <text:p text:style-name="P1"/>
      <text:p text:style-name="P1">177</text:p>
      <text:p text:style-name="P1"><draw:frame draw:style-name="fr2" draw:name="graphics3" text:anchor-type="paragraph" svg:x="-1.328cm" svg:y="0.125cm" svg:width="17.357cm" svg:height="3.879cm" draw:z-index="2"><draw:image xlink:href="Pictures/2000000700002EF400000A7F3025BF25.svm" xlink:type="simple" xlink:show="embed" xlink:actuate="onLoad"/></draw:frame></text:p>
      <text:p text:style-name="P1"/>
      <text:p text:style-name="P1">179</text:p>
      <text:p text:style-name="P1"/>
      <text:p text:style-name="P1"><draw:frame draw:style-name="fr1" draw:name="graphics4" text:anchor-type="paragraph" svg:width="16cm" svg:height="6.687cm" draw:z-index="3"><draw:image xlink:href="Pictures/2000000700002EA80000137F27D105A2.svm" xlink:type="simple" xlink:show="embed" xlink:actuate="onLoad"/></draw:frame><text:soft-page-break/> 181</text:p>
      <text:p text:style-name="P1"/>
      <text:p text:style-name="P1"><draw:frame draw:style-name="fr1" draw:name="graphics5" text:anchor-type="paragraph" svg:width="14.838cm" svg:height="4.175cm" draw:z-index="5"><draw:image xlink:href="Pictures/2000000700002EA8000008C99F37847A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6" text:anchor-type="paragraph" svg:width="16.369cm" svg:height="5.419cm" draw:z-index="4"><draw:image xlink:href="Pictures/200000070000315600000F0902EAE790.svm" xlink:type="simple" xlink:show="embed" xlink:actuate="onLoad"/></draw:frame>184</text:p>
      <text:p text:style-name="P1"/>
      <text:p text:style-name="P1">18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 </meta:initial-creator>
    <meta:creation-date>2009-11-24T15:11:29.31</meta:creation-date>
    <dc:date>2010-03-19T11:54:28</dc:date>
    <dc:creator>mackenziea </dc:creator>
    <meta:editing-duration>PT01H57M57S</meta:editing-duration>
    <meta:editing-cycles>5</meta:editing-cycles>
    <meta:generator>OpenOffice.org/3.1$Linux OpenOffice.org_project/310m19$Build-9420</meta:generator>
    <meta:document-statistic meta:table-count="0" meta:image-count="6" meta:object-count="0" meta:page-count="2" meta:paragraph-count="8" meta:word-count="37" meta:character-count="232"/>
    <meta:user-defined meta:name="Info 1"/>
    <meta:user-defined meta:name="Info 2"/>
    <meta:user-defined meta:name="Info 3"/>
    <meta:user-defined meta:name="Info 4"/>
    <meta:user-defined meta:name="ZOTERO_PREF_1">&lt;data&gt;&lt;session id="BIh3SNvT"/&gt;&lt;style id="http://www.zotero.org/styles/asa" hasBibliography="0"/&gt;&lt;prefs&gt;&lt;pref name="fieldType" value="ReferenceMark"/&gt;&lt;pref name="noteType" value="0"/&gt;&lt;/prefs&gt;&lt;/data&gt;</meta:user-defined>
  </office:meta>
</office:document-meta>
</file>